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0.497cm"/>
    </style:style>
    <style:style style:name="co12" style:family="table-column">
      <style:table-column-properties fo:break-before="auto" style:column-width="0.878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adrozole_24h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#BLOCKS= 4 <text:s text:c="9"/>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late:</text:p>
          </table:table-cell>
          <table:table-cell office:value-type="string" calcext:value-type="string">
            <text:p>Plate#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lateFormat</text:p>
          </table:table-cell>
          <table:table-cell office:value-type="string" calcext:value-type="string">
            <text:p>Endpoint</text:p>
          </table:table-cell>
          <table:table-cell office:value-type="string" calcext:value-type="string">
            <text:p>Fluorescence</text:p>
          </table:table-cell>
          <table:table-cell office:value-type="string" calcext:value-type="string">
            <text:p>Raw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Automatic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Automatic</text:p>
          </table:table-cell>
        </table:table-row>
        <table:table-row table:style-name="ro1">
          <table:table-cell/>
          <table:table-cell office:value-type="string" calcext:value-type="string">
            <text:p>Temperature(�C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.4" calcext:value-type="float">
            <text:p>23.4</text:p>
          </table:table-cell>
          <table:table-cell office:value-type="float" office:value="26.393" calcext:value-type="float">
            <text:p>26.393</text:p>
          </table:table-cell>
          <table:table-cell office:value-type="float" office:value="26.818" calcext:value-type="float">
            <text:p>26.818</text:p>
          </table:table-cell>
          <table:table-cell office:value-type="float" office:value="26.614" calcext:value-type="float">
            <text:p>26.614</text:p>
          </table:table-cell>
          <table:table-cell table:number-columns-repeated="2" office:value-type="float" office:value="29.935" calcext:value-type="float">
            <text:p>29.935</text:p>
          </table:table-cell>
          <table:table-cell office:value-type="float" office:value="37.135" calcext:value-type="float">
            <text:p>37.135</text:p>
          </table:table-cell>
          <table:table-cell office:value-type="float" office:value="34.725" calcext:value-type="float">
            <text:p>34.725</text:p>
          </table:table-cell>
          <table:table-cell office:value-type="float" office:value="36.008" calcext:value-type="float">
            <text:p>36.008</text:p>
          </table:table-cell>
          <table:table-cell office:value-type="float" office:value="50.246" calcext:value-type="float">
            <text:p>50.24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-0.123" calcext:value-type="float">
            <text:p>-0.1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.407" calcext:value-type="float">
            <text:p>35.407</text:p>
          </table:table-cell>
          <table:table-cell office:value-type="float" office:value="31.339" calcext:value-type="float">
            <text:p>31.339</text:p>
          </table:table-cell>
          <table:table-cell office:value-type="float" office:value="35.391" calcext:value-type="float">
            <text:p>35.391</text:p>
          </table:table-cell>
          <table:table-cell office:value-type="float" office:value="35.591" calcext:value-type="float">
            <text:p>35.591</text:p>
          </table:table-cell>
          <table:table-cell office:value-type="float" office:value="30.024" calcext:value-type="float">
            <text:p>30.024</text:p>
          </table:table-cell>
          <table:table-cell office:value-type="float" office:value="40.378" calcext:value-type="float">
            <text:p>40.378</text:p>
          </table:table-cell>
          <table:table-cell office:value-type="float" office:value="50.151" calcext:value-type="float">
            <text:p>50.151</text:p>
          </table:table-cell>
          <table:table-cell office:value-type="float" office:value="37.966" calcext:value-type="float">
            <text:p>37.966</text:p>
          </table:table-cell>
          <table:table-cell office:value-type="float" office:value="42.331" calcext:value-type="float">
            <text:p>42.331</text:p>
          </table:table-cell>
          <table:table-cell office:value-type="float" office:value="0.094" calcext:value-type="float">
            <text:p>0.09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3" calcext:value-type="float">
            <text:p>0.0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.364" calcext:value-type="float">
            <text:p>27.364</text:p>
          </table:table-cell>
          <table:table-cell office:value-type="float" office:value="31.87" calcext:value-type="float">
            <text:p>31.87</text:p>
          </table:table-cell>
          <table:table-cell office:value-type="float" office:value="32.545" calcext:value-type="float">
            <text:p>32.545</text:p>
          </table:table-cell>
          <table:table-cell office:value-type="float" office:value="30.33" calcext:value-type="float">
            <text:p>30.33</text:p>
          </table:table-cell>
          <table:table-cell office:value-type="float" office:value="33.182" calcext:value-type="float">
            <text:p>33.182</text:p>
          </table:table-cell>
          <table:table-cell office:value-type="float" office:value="34.173" calcext:value-type="float">
            <text:p>34.173</text:p>
          </table:table-cell>
          <table:table-cell office:value-type="float" office:value="42.621" calcext:value-type="float">
            <text:p>42.621</text:p>
          </table:table-cell>
          <table:table-cell office:value-type="float" office:value="35.728" calcext:value-type="float">
            <text:p>35.728</text:p>
          </table:table-cell>
          <table:table-cell office:value-type="float" office:value="60.297" calcext:value-type="float">
            <text:p>60.29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9" calcext:value-type="float">
            <text:p>-0.0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.872" calcext:value-type="float">
            <text:p>26.872</text:p>
          </table:table-cell>
          <table:table-cell office:value-type="float" office:value="28.439" calcext:value-type="float">
            <text:p>28.439</text:p>
          </table:table-cell>
          <table:table-cell office:value-type="float" office:value="25.785" calcext:value-type="float">
            <text:p>25.785</text:p>
          </table:table-cell>
          <table:table-cell office:value-type="float" office:value="35.657" calcext:value-type="float">
            <text:p>35.657</text:p>
          </table:table-cell>
          <table:table-cell office:value-type="float" office:value="36.358" calcext:value-type="float">
            <text:p>36.358</text:p>
          </table:table-cell>
          <table:table-cell office:value-type="float" office:value="31.407" calcext:value-type="float">
            <text:p>31.407</text:p>
          </table:table-cell>
          <table:table-cell office:value-type="float" office:value="39.701" calcext:value-type="float">
            <text:p>39.701</text:p>
          </table:table-cell>
          <table:table-cell office:value-type="float" office:value="32.945" calcext:value-type="float">
            <text:p>32.945</text:p>
          </table:table-cell>
          <table:table-cell office:value-type="float" office:value="41.74" calcext:value-type="float">
            <text:p>41.7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5" calcext:value-type="float">
            <text:p>0.1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.693" calcext:value-type="float">
            <text:p>34.693</text:p>
          </table:table-cell>
          <table:table-cell office:value-type="float" office:value="33.87" calcext:value-type="float">
            <text:p>33.87</text:p>
          </table:table-cell>
          <table:table-cell office:value-type="float" office:value="44.707" calcext:value-type="float">
            <text:p>44.707</text:p>
          </table:table-cell>
          <table:table-cell office:value-type="float" office:value="36.705" calcext:value-type="float">
            <text:p>36.705</text:p>
          </table:table-cell>
          <table:table-cell office:value-type="float" office:value="39.562" calcext:value-type="float">
            <text:p>39.562</text:p>
          </table:table-cell>
          <table:table-cell office:value-type="float" office:value="33.972" calcext:value-type="float">
            <text:p>33.972</text:p>
          </table:table-cell>
          <table:table-cell office:value-type="float" office:value="50.416" calcext:value-type="float">
            <text:p>50.416</text:p>
          </table:table-cell>
          <table:table-cell office:value-type="float" office:value="43.562" calcext:value-type="float">
            <text:p>43.562</text:p>
          </table:table-cell>
          <table:table-cell office:value-type="float" office:value="43.28" calcext:value-type="float">
            <text:p>43.28</text:p>
          </table:table-cell>
          <table:table-cell office:value-type="float" office:value="0.382" calcext:value-type="float">
            <text:p>0.382</text:p>
          </table:table-cell>
          <table:table-cell office:value-type="float" office:value="0.226" calcext:value-type="float">
            <text:p>0.226</text:p>
          </table:table-cell>
          <table:table-cell office:value-type="float" office:value="0.156" calcext:value-type="float">
            <text:p>0.1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.806" calcext:value-type="float">
            <text:p>28.806</text:p>
          </table:table-cell>
          <table:table-cell office:value-type="float" office:value="28.42" calcext:value-type="float">
            <text:p>28.42</text:p>
          </table:table-cell>
          <table:table-cell office:value-type="float" office:value="30.428" calcext:value-type="float">
            <text:p>30.428</text:p>
          </table:table-cell>
          <table:table-cell office:value-type="float" office:value="32.814" calcext:value-type="float">
            <text:p>32.814</text:p>
          </table:table-cell>
          <table:table-cell office:value-type="float" office:value="35.336" calcext:value-type="float">
            <text:p>35.336</text:p>
          </table:table-cell>
          <table:table-cell office:value-type="float" office:value="34.092" calcext:value-type="float">
            <text:p>34.092</text:p>
          </table:table-cell>
          <table:table-cell office:value-type="float" office:value="31.004" calcext:value-type="float">
            <text:p>31.004</text:p>
          </table:table-cell>
          <table:table-cell office:value-type="float" office:value="30.056" calcext:value-type="float">
            <text:p>30.056</text:p>
          </table:table-cell>
          <table:table-cell office:value-type="float" office:value="43.298" calcext:value-type="float">
            <text:p>43.298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4" calcext:value-type="float">
            <text:p>-0.04</text:p>
          </table:table-cell>
          <table:table-cell office:value-type="float" office:value="0.121" calcext:value-type="float">
            <text:p>0.1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131" calcext:value-type="float">
            <text:p>0.1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81" calcext:value-type="float">
            <text:p>0.081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6" calcext:value-type="float">
            <text:p>0.06</text:p>
          </table:table-cell>
          <table:table-cell office:value-type="float" office:value="0.231" calcext:value-type="float">
            <text:p>0.231</text:p>
          </table:table-cell>
          <table:table-cell office:value-type="float" office:value="0.034" calcext:value-type="float">
            <text:p>0.0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.648" calcext:value-type="float">
            <text:p>29.648</text:p>
          </table:table-cell>
          <table:table-cell office:value-type="float" office:value="32.068" calcext:value-type="float">
            <text:p>32.068</text:p>
          </table:table-cell>
          <table:table-cell office:value-type="float" office:value="31.924" calcext:value-type="float">
            <text:p>31.924</text:p>
          </table:table-cell>
          <table:table-cell office:value-type="float" office:value="30.7" calcext:value-type="float">
            <text:p>30.7</text:p>
          </table:table-cell>
          <table:table-cell office:value-type="float" office:value="0.357" calcext:value-type="float">
            <text:p>0.357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1" calcext:value-type="float">
            <text:p>0.131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3" calcext:value-type="float">
            <text:p>0.043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Temperature(�C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.393" calcext:value-type="float">
            <text:p>26.393</text:p>
          </table:table-cell>
          <table:table-cell office:value-type="float" office:value="26.818" calcext:value-type="float">
            <text:p>26.818</text:p>
          </table:table-cell>
          <table:table-cell office:value-type="float" office:value="26.614" calcext:value-type="float">
            <text:p>26.614</text:p>
          </table:table-cell>
          <table:table-cell table:number-columns-repeated="2" office:value-type="float" office:value="29.935" calcext:value-type="float">
            <text:p>29.935</text:p>
          </table:table-cell>
          <table:table-cell office:value-type="float" office:value="37.135" calcext:value-type="float">
            <text:p>37.135</text:p>
          </table:table-cell>
          <table:table-cell office:value-type="float" office:value="34.725" calcext:value-type="float">
            <text:p>34.725</text:p>
          </table:table-cell>
          <table:table-cell office:value-type="float" office:value="36.008" calcext:value-type="float">
            <text:p>36.008</text:p>
          </table:table-cell>
          <table:table-cell office:value-type="float" office:value="50.246" calcext:value-type="float">
            <text:p>50.24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-0.123" calcext:value-type="float">
            <text:p>-0.1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.407" calcext:value-type="float">
            <text:p>35.407</text:p>
          </table:table-cell>
          <table:table-cell office:value-type="float" office:value="31.339" calcext:value-type="float">
            <text:p>31.339</text:p>
          </table:table-cell>
          <table:table-cell office:value-type="float" office:value="35.391" calcext:value-type="float">
            <text:p>35.391</text:p>
          </table:table-cell>
          <table:table-cell office:value-type="float" office:value="35.591" calcext:value-type="float">
            <text:p>35.591</text:p>
          </table:table-cell>
          <table:table-cell office:value-type="float" office:value="30.024" calcext:value-type="float">
            <text:p>30.024</text:p>
          </table:table-cell>
          <table:table-cell office:value-type="float" office:value="40.378" calcext:value-type="float">
            <text:p>40.378</text:p>
          </table:table-cell>
          <table:table-cell office:value-type="float" office:value="50.151" calcext:value-type="float">
            <text:p>50.151</text:p>
          </table:table-cell>
          <table:table-cell office:value-type="float" office:value="37.966" calcext:value-type="float">
            <text:p>37.966</text:p>
          </table:table-cell>
          <table:table-cell office:value-type="float" office:value="42.331" calcext:value-type="float">
            <text:p>42.331</text:p>
          </table:table-cell>
          <table:table-cell office:value-type="float" office:value="0.094" calcext:value-type="float">
            <text:p>0.09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3" calcext:value-type="float">
            <text:p>0.0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.364" calcext:value-type="float">
            <text:p>27.364</text:p>
          </table:table-cell>
          <table:table-cell office:value-type="float" office:value="31.87" calcext:value-type="float">
            <text:p>31.87</text:p>
          </table:table-cell>
          <table:table-cell office:value-type="float" office:value="32.545" calcext:value-type="float">
            <text:p>32.545</text:p>
          </table:table-cell>
          <table:table-cell office:value-type="float" office:value="30.33" calcext:value-type="float">
            <text:p>30.33</text:p>
          </table:table-cell>
          <table:table-cell office:value-type="float" office:value="33.182" calcext:value-type="float">
            <text:p>33.182</text:p>
          </table:table-cell>
          <table:table-cell office:value-type="float" office:value="34.173" calcext:value-type="float">
            <text:p>34.173</text:p>
          </table:table-cell>
          <table:table-cell office:value-type="float" office:value="42.621" calcext:value-type="float">
            <text:p>42.621</text:p>
          </table:table-cell>
          <table:table-cell office:value-type="float" office:value="35.728" calcext:value-type="float">
            <text:p>35.728</text:p>
          </table:table-cell>
          <table:table-cell office:value-type="float" office:value="60.297" calcext:value-type="float">
            <text:p>60.29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69" calcext:value-type="float">
            <text:p>-0.0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.872" calcext:value-type="float">
            <text:p>26.872</text:p>
          </table:table-cell>
          <table:table-cell office:value-type="float" office:value="28.439" calcext:value-type="float">
            <text:p>28.439</text:p>
          </table:table-cell>
          <table:table-cell office:value-type="float" office:value="25.785" calcext:value-type="float">
            <text:p>25.785</text:p>
          </table:table-cell>
          <table:table-cell office:value-type="float" office:value="35.657" calcext:value-type="float">
            <text:p>35.657</text:p>
          </table:table-cell>
          <table:table-cell office:value-type="float" office:value="36.358" calcext:value-type="float">
            <text:p>36.358</text:p>
          </table:table-cell>
          <table:table-cell office:value-type="float" office:value="31.407" calcext:value-type="float">
            <text:p>31.407</text:p>
          </table:table-cell>
          <table:table-cell office:value-type="float" office:value="39.701" calcext:value-type="float">
            <text:p>39.701</text:p>
          </table:table-cell>
          <table:table-cell office:value-type="float" office:value="32.945" calcext:value-type="float">
            <text:p>32.945</text:p>
          </table:table-cell>
          <table:table-cell office:value-type="float" office:value="41.74" calcext:value-type="float">
            <text:p>41.7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5" calcext:value-type="float">
            <text:p>0.1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.693" calcext:value-type="float">
            <text:p>34.693</text:p>
          </table:table-cell>
          <table:table-cell office:value-type="float" office:value="33.87" calcext:value-type="float">
            <text:p>33.87</text:p>
          </table:table-cell>
          <table:table-cell office:value-type="float" office:value="44.707" calcext:value-type="float">
            <text:p>44.707</text:p>
          </table:table-cell>
          <table:table-cell office:value-type="float" office:value="36.705" calcext:value-type="float">
            <text:p>36.705</text:p>
          </table:table-cell>
          <table:table-cell office:value-type="float" office:value="39.562" calcext:value-type="float">
            <text:p>39.562</text:p>
          </table:table-cell>
          <table:table-cell office:value-type="float" office:value="33.972" calcext:value-type="float">
            <text:p>33.972</text:p>
          </table:table-cell>
          <table:table-cell office:value-type="float" office:value="50.416" calcext:value-type="float">
            <text:p>50.416</text:p>
          </table:table-cell>
          <table:table-cell office:value-type="float" office:value="43.562" calcext:value-type="float">
            <text:p>43.562</text:p>
          </table:table-cell>
          <table:table-cell office:value-type="float" office:value="43.28" calcext:value-type="float">
            <text:p>43.28</text:p>
          </table:table-cell>
          <table:table-cell office:value-type="float" office:value="0.382" calcext:value-type="float">
            <text:p>0.382</text:p>
          </table:table-cell>
          <table:table-cell office:value-type="float" office:value="0.226" calcext:value-type="float">
            <text:p>0.226</text:p>
          </table:table-cell>
          <table:table-cell office:value-type="float" office:value="0.156" calcext:value-type="float">
            <text:p>0.1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.806" calcext:value-type="float">
            <text:p>28.806</text:p>
          </table:table-cell>
          <table:table-cell office:value-type="float" office:value="28.42" calcext:value-type="float">
            <text:p>28.42</text:p>
          </table:table-cell>
          <table:table-cell office:value-type="float" office:value="30.428" calcext:value-type="float">
            <text:p>30.428</text:p>
          </table:table-cell>
          <table:table-cell office:value-type="float" office:value="32.814" calcext:value-type="float">
            <text:p>32.814</text:p>
          </table:table-cell>
          <table:table-cell office:value-type="float" office:value="35.336" calcext:value-type="float">
            <text:p>35.336</text:p>
          </table:table-cell>
          <table:table-cell office:value-type="float" office:value="34.092" calcext:value-type="float">
            <text:p>34.092</text:p>
          </table:table-cell>
          <table:table-cell office:value-type="float" office:value="31.004" calcext:value-type="float">
            <text:p>31.004</text:p>
          </table:table-cell>
          <table:table-cell office:value-type="float" office:value="30.056" calcext:value-type="float">
            <text:p>30.056</text:p>
          </table:table-cell>
          <table:table-cell office:value-type="float" office:value="43.298" calcext:value-type="float">
            <text:p>43.298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4" calcext:value-type="float">
            <text:p>-0.04</text:p>
          </table:table-cell>
          <table:table-cell office:value-type="float" office:value="0.121" calcext:value-type="float">
            <text:p>0.1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131" calcext:value-type="float">
            <text:p>0.1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81" calcext:value-type="float">
            <text:p>0.081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6" calcext:value-type="float">
            <text:p>0.06</text:p>
          </table:table-cell>
          <table:table-cell office:value-type="float" office:value="0.231" calcext:value-type="float">
            <text:p>0.231</text:p>
          </table:table-cell>
          <table:table-cell office:value-type="float" office:value="0.034" calcext:value-type="float">
            <text:p>0.0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.648" calcext:value-type="float">
            <text:p>29.648</text:p>
          </table:table-cell>
          <table:table-cell office:value-type="float" office:value="32.068" calcext:value-type="float">
            <text:p>32.068</text:p>
          </table:table-cell>
          <table:table-cell office:value-type="float" office:value="31.924" calcext:value-type="float">
            <text:p>31.924</text:p>
          </table:table-cell>
          <table:table-cell office:value-type="float" office:value="30.7" calcext:value-type="float">
            <text:p>30.7</text:p>
          </table:table-cell>
          <table:table-cell office:value-type="float" office:value="0.357" calcext:value-type="float">
            <text:p>0.357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1" calcext:value-type="float">
            <text:p>0.131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3" calcext:value-type="float">
            <text:p>0.0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~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oup:</text:p>
          </table:table-cell>
          <table:table-cell office:value-type="string" calcext:value-type="string">
            <text:p>Standards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BackConcCalc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eanValue</text:p>
          </table:table-cell>
          <table:table-cell office:value-type="string" calcext:value-type="string">
            <text:p>Std.Dev.</text:p>
          </table:table-cell>
          <table:table-cell office:value-type="string" calcext:value-type="string">
            <text:p>CV%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Smallest standard value: <text:s/>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Largest standard value: <text:s/>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~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oup:</text:p>
          </table:table-cell>
          <table:table-cell office:value-type="string" calcext:value-type="string">
            <text:p>Controls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Sample#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eanValue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~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roup:</text:p>
          </table:table-cell>
          <table:table-cell office:value-type="string" calcext:value-type="string">
            <text:p>Samples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Outlier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MeanResult</text:p>
          </table:table-cell>
          <table:table-cell office:value-type="string" calcext:value-type="string">
            <text:p>Std.Dev.</text:p>
          </table:table-cell>
          <table:table-cell office:value-type="string" calcext:value-type="string">
            <text:p>CV%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Outlier - Outside standard range <text:s/>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~End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76" meta:object-count="0"/>
    <meta:generator>LibreOffice/7.3.7.2$Linux_X86_64 LibreOffice_project/30$Build-2</meta:generator>
  </office:meta>
</office:document-meta>
</file>